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1" style:family="text">
      <style:text-properties fo:color="#000000" fo:font-size="10pt" style:font-size-asian="10pt" style:font-name-complex="Arial" style:font-size-complex="10pt"/>
    </style:style>
    <style:style style:name="T2" style:family="text">
      <style:text-properties fo:color="#000000" style:font-name="Courier 10 Pitch" fo:font-size="10pt" style:font-size-asian="10pt" style:font-name-complex="Arial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 271<text:tab/><text:tab/><text:tab/><text:tab/><text:tab/><text:tab/><text:tab/><text:tab/><text:tab/><text:tab/>Samuel C. Tyler</text:p>
      <text:p text:style-name="Standard">HW2 - <text:span text:style-name="fnt0"><text:span text:style-name="T1">Read Section 1.2 and work exercises 1.21b, 1.22, 1.28, 1.37, 1.46, 1.47, 1.48, 1.49</text:span></text:span></text:p>
      <text:p text:style-name="Standard"><text:span text:style-name="fnt0"><text:span text:style-name="T1"/></text:span></text:p>
      <text:p text:style-name="Standard"><text:span text:style-name="fnt0"><text:span text:style-name="T1">1.21b. <text:s/>The shape of the graph is a bell curve, centering in on the median value.</text:span></text:span></text:p>
      <text:p text:style-name="Standard"><text:span text:style-name="fnt0"><text:span text:style-name="T1"/></text:span></text:p>
      <text:p text:style-name="Standard"><text:span text:style-name="fnt0"><text:span text:style-name="T1">1.22.</text:span></text:span></text:p>
      <text:p text:style-name="Standard"><text:span text:style-name="fnt0"><text:span text:style-name="T1"/></text:span></text:p>
      <text:p text:style-name="Standard"><text:span text:style-name="fnt0"><text:span text:style-name="T2"><text:s/>8|5 <text:s/></text:span></text:span></text:p>
      <text:p text:style-name="Standard"><text:span text:style-name="fnt0"><text:span text:style-name="T2"><text:s/>9|679</text:span></text:span></text:p>
      <text:p text:style-name="Standard"><text:span text:style-name="fnt0"><text:span text:style-name="T2">10|6</text:span></text:span></text:p>
      <text:p text:style-name="Standard"><text:span text:style-name="fnt0"><text:span text:style-name="T2">11|02233677</text:span></text:span></text:p>
      <text:p text:style-name="Standard"><text:span text:style-name="fnt0"><text:span text:style-name="T2">12|0011113445789</text:span></text:span></text:p>
      <text:p text:style-name="Standard"><text:span text:style-name="fnt0"><text:span text:style-name="T2">14|034579</text:span></text:span></text:p>
      <text:p text:style-name="Standard"><text:span text:style-name="fnt0"><text:span text:style-name="T2">15|36</text:span></text:span></text:p>
      <text:p text:style-name="Standard"><text:span text:style-name="fnt0"><text:span text:style-name="T2"/></text:span></text:p>
      <text:p text:style-name="Standard"><text:span text:style-name="fnt0"><text:span text:style-name="T1">1.28.</text:span></text:span></text:p>
      <text:p text:style-name="Standard"><text:span text:style-name="fnt0"><text:span text:style-name="T1"/></text:span></text:p>
      <text:p text:style-name="Standard"><text:span text:style-name="fnt0"><text:span text:style-name="T1">1.37.</text:span></text:span></text:p>
      <text:p text:style-name="Standard"><text:span text:style-name="fnt0"><text:span text:style-name="T1"/></text:span></text:p>
      <text:p text:style-name="Standard"><text:span text:style-name="fnt0"><text:span text:style-name="T1">1.46.</text:span></text:span></text:p>
      <text:p text:style-name="Standard"><text:span text:style-name="fnt0"><text:span text:style-name="T1"/></text:span></text:p>
      <text:p text:style-name="Standard"><text:span text:style-name="fnt0"><text:span text:style-name="T1">1.47.</text:span></text:span></text:p>
      <text:p text:style-name="Standard"><text:span text:style-name="fnt0"><text:span text:style-name="T1"/></text:span></text:p>
      <text:p text:style-name="Standard"><text:span text:style-name="fnt0"><text:span text:style-name="T1">1.48.</text:span></text:span></text:p>
      <text:p text:style-name="Standard"><text:span text:style-name="fnt0"><text:span text:style-name="T1"/></text:span></text:p>
      <text:p text:style-name="Standard"><text:span text:style-name="fnt0"><text:span text:style-name="T1">1.4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Default_20_Paragraph_20_Font" style:display-name="Default Paragraph Font" style:family="text"/>
    <style:style style:name="fnt0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uel Tyler</meta:initial-creator>
    <meta:creation-date>2010-08-27T08:26:44</meta:creation-date>
    <dc:date>2010-08-27T08:35:56</dc:date>
    <dc:creator>Samuel Tyler</dc:creator>
    <meta:editing-duration>PT00H09M12S</meta:editing-duration>
    <meta:editing-cycles>5</meta:editing-cycles>
    <meta:generator>OpenOffice.org/3.2$Unix OpenOffice.org_project/320m12$Build-9483</meta:generator>
    <meta:document-statistic meta:table-count="0" meta:image-count="0" meta:object-count="0" meta:page-count="1" meta:paragraph-count="17" meta:word-count="51" meta:character-count="293"/>
  </office:meta>
</office:document-meta>
</file>